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Liberation Serif" fo:font-size="26pt" officeooo:rsid="0003714d" officeooo:paragraph-rsid="0015f5bb" style:font-size-asian="26pt" style:font-size-complex="26pt"/>
    </style:style>
    <style:style style:name="P2" style:family="paragraph" style:parent-style-name="Standard">
      <style:paragraph-properties fo:text-align="center" style:justify-single-word="false"/>
      <style:text-properties fo:color="#000000" style:font-name="Liberation Serif" fo:font-size="36pt" fo:font-weight="bold" officeooo:rsid="001995d3" officeooo:paragraph-rsid="0015f5bb" style:font-size-asian="36pt" style:font-weight-asian="bold" style:font-size-complex="36pt" style:font-weight-complex="bold"/>
    </style:style>
    <style:style style:name="P3" style:family="paragraph" style:parent-style-name="Heading_20_1">
      <style:paragraph-properties fo:text-align="justify" style:justify-single-word="false"/>
      <style:text-properties fo:color="#2a6099" style:font-name="Liberation Serif" fo:font-size="18pt" officeooo:rsid="001721f6" officeooo:paragraph-rsid="001721f6" style:font-size-asian="18pt" style:font-size-complex="18pt"/>
    </style:style>
    <style:style style:name="P4" style:family="paragraph" style:parent-style-name="Heading_20_1">
      <style:paragraph-properties fo:text-align="justify" style:justify-single-word="false"/>
      <style:text-properties officeooo:paragraph-rsid="00197180"/>
    </style:style>
    <style:style style:name="P5" style:family="paragraph" style:parent-style-name="Standard">
      <style:paragraph-properties fo:text-align="justify" style:justify-single-word="false"/>
      <style:text-properties fo:color="#000000" style:font-name="Liberation Serif" fo:font-size="12pt" officeooo:rsid="0015f5bb" officeooo:paragraph-rsid="0015f5bb" style:font-size-asian="12pt" style:font-size-complex="12pt"/>
    </style:style>
    <style:style style:name="P6" style:family="paragraph" style:parent-style-name="Standard">
      <style:paragraph-properties fo:text-align="justify" style:justify-single-word="false"/>
      <style:text-properties fo:color="#000000" style:font-name="Liberation Serif" fo:font-size="12pt" officeooo:rsid="0015f5bb" officeooo:paragraph-rsid="001721f6" style:font-size-asian="12pt" style:font-size-complex="12pt"/>
    </style:style>
    <style:style style:name="P7" style:family="paragraph" style:parent-style-name="Standard">
      <style:paragraph-properties fo:text-align="end" style:justify-single-word="false"/>
      <style:text-properties fo:color="#000000" style:font-name="Liberation Serif" fo:font-size="22pt" officeooo:rsid="0072f9fa" officeooo:paragraph-rsid="0015f5bb" style:font-size-asian="22pt" style:font-size-complex="22pt"/>
    </style:style>
    <style:style style:name="P8" style:family="paragraph" style:parent-style-name="Standard">
      <style:paragraph-properties fo:text-align="end" style:justify-single-word="false"/>
      <style:text-properties fo:color="#000000" style:font-name="Liberation Serif" fo:font-size="22pt" officeooo:rsid="0003714d" officeooo:paragraph-rsid="0015f5bb" style:font-size-asian="22pt" style:font-size-complex="22pt"/>
    </style:style>
    <style:style style:name="P9" style:family="paragraph" style:parent-style-name="Standard">
      <style:paragraph-properties fo:text-align="end" style:justify-single-word="false"/>
      <style:text-properties fo:color="#000000" style:font-name="Liberation Serif" fo:font-size="20pt" officeooo:rsid="0003714d" officeooo:paragraph-rsid="0015f5bb" style:font-size-asian="20pt" style:font-size-complex="20pt"/>
    </style:style>
    <style:style style:name="P10" style:family="paragraph" style:parent-style-name="Standard">
      <style:paragraph-properties fo:text-align="center" style:justify-single-word="false"/>
      <style:text-properties fo:color="#000000" style:font-name="Liberation Serif" fo:font-size="28pt" fo:font-weight="bold" officeooo:rsid="001995d3" officeooo:paragraph-rsid="0015f5bb" style:font-size-asian="28pt" style:font-weight-asian="bold" style:font-size-complex="28pt" style:font-weight-complex="bold"/>
    </style:style>
    <style:style style:name="P11" style:family="paragraph" style:parent-style-name="Standard">
      <style:paragraph-properties fo:text-align="center" style:justify-single-word="false"/>
      <style:text-properties fo:color="#000000" style:font-name="Liberation Serif" fo:font-size="28pt" fo:font-weight="bold" officeooo:rsid="0072f9fa" officeooo:paragraph-rsid="001b69d2" style:font-size-asian="28pt" style:font-weight-asian="bold" style:font-size-complex="28pt" style:font-weight-complex="bold"/>
    </style:style>
    <style:style style:name="P12" style:family="paragraph" style:parent-style-name="Standard">
      <style:paragraph-properties fo:text-align="center" style:justify-single-word="false"/>
      <style:text-properties fo:color="#000000" style:font-name="Liberation Serif" fo:font-size="28pt" fo:font-weight="bold" officeooo:rsid="0003714d" officeooo:paragraph-rsid="0015f5bb" style:font-size-asian="28pt" style:font-weight-asian="bold" style:font-size-complex="28pt" style:font-weight-complex="bold"/>
    </style:style>
    <style:style style:name="P13" style:family="paragraph" style:parent-style-name="Standard">
      <style:paragraph-properties fo:text-align="center" style:justify-single-word="false"/>
      <style:text-properties fo:color="#000000" style:font-name="Liberation Serif" fo:font-size="28pt" officeooo:rsid="0003714d" officeooo:paragraph-rsid="0015f5bb" style:font-size-asian="28pt" style:font-size-complex="28pt"/>
    </style:style>
    <style:style style:name="P14" style:family="paragraph" style:parent-style-name="Standard">
      <style:paragraph-properties fo:text-align="center" style:justify-single-word="false"/>
      <style:text-properties fo:color="#2a6099" style:font-name="Liberation Serif" fo:font-size="28pt" fo:font-weight="bold" officeooo:rsid="001995d3" officeooo:paragraph-rsid="0015f5bb" style:font-size-asian="28pt" style:font-weight-asian="bold" style:font-size-complex="28pt" style:font-weight-complex="bold"/>
    </style:style>
    <style:style style:name="P15" style:family="paragraph" style:parent-style-name="Standard">
      <style:paragraph-properties fo:text-align="center" style:justify-single-word="false"/>
      <style:text-properties fo:color="#2a6099" style:font-name="Liberation Serif" fo:font-size="28pt" fo:font-weight="bold" officeooo:rsid="0072f9fa" officeooo:paragraph-rsid="0015f5bb" style:font-size-asian="28pt" style:font-weight-asian="bold" style:font-size-complex="28pt" style:font-weight-complex="bold"/>
    </style:style>
    <style:style style:name="P16" style:family="paragraph" style:parent-style-name="Standard">
      <style:paragraph-properties fo:text-align="justify" style:justify-single-word="false"/>
      <style:text-properties officeooo:paragraph-rsid="001721f6"/>
    </style:style>
    <style:style style:name="P17" style:family="paragraph" style:parent-style-name="Standard">
      <style:paragraph-properties fo:text-align="justify" style:justify-single-word="false"/>
      <style:text-properties officeooo:paragraph-rsid="0017a663"/>
    </style:style>
    <style:style style:name="P18" style:family="paragraph" style:parent-style-name="Standard">
      <style:paragraph-properties fo:text-align="justify" style:justify-single-word="false"/>
      <style:text-properties officeooo:paragraph-rsid="00197180"/>
    </style:style>
    <style:style style:name="P19" style:family="paragraph" style:parent-style-name="Standard">
      <style:paragraph-properties fo:text-align="justify" style:justify-single-word="false"/>
      <style:text-properties officeooo:paragraph-rsid="001a3ccb"/>
    </style:style>
    <style:style style:name="P20" style:family="paragraph" style:parent-style-name="Standard">
      <style:paragraph-properties fo:text-align="center" style:justify-single-word="false"/>
      <style:text-properties fo:font-size="28pt" officeooo:paragraph-rsid="0015f5bb" style:font-size-asian="28pt" style:font-size-complex="28pt"/>
    </style:style>
    <style:style style:name="T1" style:family="text">
      <style:text-properties officeooo:rsid="00068132"/>
    </style:style>
    <style:style style:name="T2" style:family="text">
      <style:text-properties officeooo:rsid="0004eaaa"/>
    </style:style>
    <style:style style:name="T3" style:family="text">
      <style:text-properties fo:color="#000000" style:font-name="Liberation Serif" fo:font-size="36pt" fo:font-weight="bold" officeooo:rsid="0072f9fa" style:font-size-asian="36pt" style:font-weight-asian="bold" style:font-size-complex="36pt" style:font-weight-complex="bold"/>
    </style:style>
    <style:style style:name="T4" style:family="text">
      <style:text-properties fo:color="#000000" style:font-name="Liberation Serif" fo:font-size="36pt" fo:font-weight="bold" officeooo:rsid="0015f5bb" style:font-size-asian="36pt" style:font-weight-asian="bold" style:font-size-complex="36pt" style:font-weight-complex="bold"/>
    </style:style>
    <style:style style:name="T5" style:family="text">
      <style:text-properties fo:color="#000000" style:font-name="Liberation Serif" fo:font-size="12pt" officeooo:rsid="0003714d" style:font-size-asian="12pt" style:font-size-complex="12pt"/>
    </style:style>
    <style:style style:name="T6" style:family="text">
      <style:text-properties fo:color="#000000" style:font-name="Liberation Serif" fo:font-size="12pt" officeooo:rsid="001721f6" style:font-size-asian="12pt" style:font-size-complex="12pt"/>
    </style:style>
    <style:style style:name="T7" style:family="text">
      <style:text-properties fo:color="#000000" style:font-name="Liberation Serif" fo:font-size="12pt" officeooo:rsid="0017a663" style:font-size-asian="12pt" style:font-size-complex="12pt"/>
    </style:style>
    <style:style style:name="T8" style:family="text">
      <style:text-properties fo:color="#000000" style:font-name="Liberation Serif" fo:font-size="12pt" officeooo:rsid="00197180" style:font-size-asian="12pt" style:font-size-complex="12pt"/>
    </style:style>
    <style:style style:name="T9" style:family="text">
      <style:text-properties fo:color="#000000" style:font-name="Liberation Serif" fo:font-size="12pt" officeooo:rsid="001a3ccb" style:font-size-asian="12pt" style:font-size-complex="12pt"/>
    </style:style>
    <style:style style:name="T10" style:family="text">
      <style:text-properties fo:color="#000000" style:font-name="Liberation Serif" fo:font-size="12pt" officeooo:rsid="001bad74" style:font-size-asian="12pt" style:font-size-complex="12pt"/>
    </style:style>
    <style:style style:name="T11" style:family="text">
      <style:text-properties fo:color="#000000" style:font-name="Liberation Serif" fo:font-size="12pt" officeooo:rsid="001c3c29" style:font-size-asian="12pt" style:font-size-complex="12pt"/>
    </style:style>
    <style:style style:name="T12" style:family="text">
      <style:text-properties fo:color="#000000" style:font-name="Liberation Serif" fo:font-size="12pt" officeooo:rsid="001d6dc6" style:font-size-asian="12pt" style:font-size-complex="12pt"/>
    </style:style>
    <style:style style:name="T13" style:family="text">
      <style:text-properties fo:color="#000000" style:font-name="Liberation Serif" fo:font-size="12pt" fo:font-style="italic" officeooo:rsid="0017a663" style:font-size-asian="12pt" style:font-style-asian="italic" style:font-size-complex="12pt" style:font-style-complex="italic"/>
    </style:style>
    <style:style style:name="T14" style:family="text">
      <style:text-properties fo:color="#000000" style:font-name="Liberation Serif" fo:font-size="12pt" fo:font-style="italic" officeooo:rsid="00197180" style:font-size-asian="12pt" style:font-style-asian="italic" style:font-size-complex="12pt" style:font-style-complex="italic"/>
    </style:style>
    <style:style style:name="T15" style:family="text">
      <style:text-properties fo:color="#000000" style:font-name="Liberation Serif" fo:font-weight="bold" officeooo:rsid="0072f9fa" style:font-weight-asian="bold" style:font-weight-complex="bold"/>
    </style:style>
    <style:style style:name="T16" style:family="text">
      <style:text-properties fo:color="#000000" style:font-name="Liberation Serif" fo:font-weight="bold" officeooo:rsid="0015f5bb" style:font-weight-asian="bold" style:font-weight-complex="bold"/>
    </style:style>
    <style:style style:name="T17" style:family="text">
      <style:text-properties style:text-underline-style="solid" style:text-underline-width="auto" style:text-underline-color="font-color" fo:font-weight="bold" style:font-name-asian="Noto Serif CJK SC" style:font-weight-asian="bold" style:font-name-complex="Lohit Devanagari" style:font-weight-complex="bold"/>
    </style:style>
    <style:style style:name="T18" style:family="text">
      <style:text-properties fo:color="#2a6099" style:font-name="Liberation Serif" style:text-underline-style="solid" style:text-underline-width="auto" style:text-underline-color="font-color" fo:font-weight="bold" officeooo:rsid="00197180" style:font-name-asian="Noto Serif CJK SC" style:font-weight-asian="bold" style:font-name-complex="Lohit Devanagari" style:font-weight-complex="bold"/>
    </style:style>
    <style:style style:name="T19" style:family="text">
      <style:text-properties fo:color="#2a6099" style:font-name="Liberation Serif" fo:font-size="18pt" style:text-underline-style="solid" style:text-underline-width="auto" style:text-underline-color="font-color" fo:font-weight="bold" officeooo:rsid="001c3c29" style:font-name-asian="Noto Serif CJK SC" style:font-size-asian="18pt" style:font-weight-asian="bold" style:font-name-complex="Lohit Devanagari" style:font-size-complex="18pt" style:font-weight-complex="bold"/>
    </style:style>
    <style:style style:name="T20" style:family="text">
      <style:text-properties fo:color="#2a6099" style:font-name="Liberation Serif" fo:font-size="18pt" style:text-underline-style="solid" style:text-underline-width="auto" style:text-underline-color="font-color" fo:font-weight="bold" officeooo:rsid="00197180" style:font-name-asian="Noto Serif CJK SC" style:font-size-asian="18pt" style:font-weight-asian="bold" style:font-name-complex="Lohit Devanagari" style:font-size-complex="18pt" style:font-weight-complex="bold"/>
    </style:style>
    <style:style style:name="T21" style:family="text">
      <style:text-properties officeooo:rsid="001b69d2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officeooo:rsid="00068132" style:font-size-asian="20pt" style:font-size-complex="20pt"/>
    </style:style>
    <style:style style:name="T24" style:family="text">
      <style:text-properties fo:font-size="20pt" officeooo:rsid="0004eaaa" style:font-size-asian="20pt" style:font-size-complex="20pt"/>
    </style:style>
    <style:style style:name="T25" style:family="text">
      <style:text-properties fo:font-size="20pt" officeooo:rsid="001b69d2" style:font-size-asian="20pt" style:font-size-complex="20pt"/>
    </style:style>
    <style:style style:name="T26" style:family="text">
      <style:text-properties officeooo:rsid="001bad74"/>
    </style:style>
    <style:style style:name="T27" style:family="text">
      <style:text-properties officeooo:rsid="001c3c29"/>
    </style:style>
    <style:style style:name="T28" style:family="text">
      <style:text-properties officeooo:rsid="001d6d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10"/>
      <text:p text:style-name="P20"><text:span text:style-name="T15">Projet de </text:span><text:span text:style-name="T16">C++</text:span></text:p>
      <text:p text:style-name="P11"><text:span text:style-name="T21">2021 - 2022</text:span></text:p>
      <text:p text:style-name="P12"/>
      <text:p text:style-name="P14">Rapport </text:p>
      <text:p text:style-name="P15">Tower Control Simulation Project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"/>
      <text:p text:style-name="P7"><text:s/></text:p>
      <text:p text:style-name="P9">Johnson VILAYVANH</text:p>
      <text:p text:style-name="P8"><text:span text:style-name="T22">M</text:span><text:span text:style-name="T23">aster 1</text:span><text:span text:style-name="T22"> Informatique </text:span><text:span text:style-name="T24">IGM – </text:span><text:span text:style-name="T25">Université Gustave Eiffe</text:span><text:span text:style-name="T21">l</text:span></text:p>
      <text:h text:style-name="P3" text:outline-level="1"><text:soft-page-break/><text:span text:style-name="T17">Projet</text:span></text:h>
      <text:p text:style-name="P18"><text:span text:style-name="T6">Les réponses à l’intégralité des questions, les choix confrontés par rapport à l’architecture du programme </text:span><text:span text:style-name="T10">ainsi que</text:span><text:span text:style-name="T6"> les raisons qui ont fait que j’ai pris une direction plutôt qu’une autre se trouvent dans chacun des fichiers T</text:span><text:span text:style-name="T5">ASK_#.md, </text:span><text:span text:style-name="T6">à la suite de chacune des questions. Je vous invite donc à vous référer à chacun de ces fichiers pour en savoir plus. </text:span></text:p>
      <text:p text:style-name="P18"><text:span text:style-name="T6"/></text:p>
      <text:p text:style-name="P18"><text:span text:style-name="T6">Ce rapport traitera uniquement des difficultés rencontrés, de mon avis par rapport au projet et ce que j’estime avoir appris après avoir fini celui-ci.</text:span></text:p>
      <text:p text:style-name="P6"/>
      <text:p text:style-name="P5"/>
      <text:h text:style-name="P4" text:outline-level="1"><text:span text:style-name="T19">P</text:span><text:span text:style-name="T20">remier projet en C++ : </text:span><text:span text:style-name="T19">une réussite ?</text:span></text:h>
      <text:p text:style-name="P16"><text:span text:style-name="T6">« Tower Control Simulation Project » </text:span><text:span text:style-name="T7">a été un projet très particulier à réaliser puisqu’il s’agissait d’un type de projet que nous n’avions jamais eu l’occasion de faire depuis le </text:span><text:span text:style-name="T6">début d</text:span><text:span text:style-name="T7">e notre</text:span><text:span text:style-name="T6"> cursus. </text:span></text:p>
      <text:p text:style-name="P16"><text:span text:style-name="T6">En effet, c’est la première fois qu’on nous demande de partir d’un code existant, </text:span><text:span text:style-name="T13">assez</text:span><text:span text:style-name="T7"> </text:span><text:span text:style-name="T6">conséquent </text:span><text:span text:style-name="T7">qui plus est</text:span><text:span text:style-name="T6">. </text:span><text:span text:style-name="T7">P</text:span><text:span text:style-name="T6">ourtant, </text:span><text:span text:style-name="T7">c’est sans doute </text:span><text:span text:style-name="T6">une situation </text:span><text:span text:style-name="T7">que nous</text:span><text:span text:style-name="T6"> rencontrer</text:span><text:span text:style-name="T7">ons </text:span><text:span text:style-name="T6">très fréquemment dans le monde du travail.</text:span></text:p>
      <text:p text:style-name="P16"><text:span text:style-name="T6"/></text:p>
      <text:p text:style-name="P16"><text:span text:style-name="T6">La plus grande difficulté que j’ai rencontré dans </text:span><text:span text:style-name="T7">la</text:span><text:span text:style-name="T6"> réalisation de ce projet est sans doute la compréhension du code </text:span><text:span text:style-name="T7">qui nous a été fourni</text:span><text:span text:style-name="T6">. Effectivement, </text:span><text:span text:style-name="T7">puisque j’ai toujours eu l’habitude de faire des projets pour lesquels je codais le contenu de A à Z, partir d’un projet existant et essayer de comprendre comment celui-ci a été </text:span><text:span text:style-name="T8">fait</text:span><text:span text:style-name="T7"> était u</text:span><text:span text:style-name="T11">ne expérience </text:span><text:span text:style-name="T7">très atypique. C’est sans doute la raison pour laquelle la TASK sur laquelle j’ai rencontré le plus de difficulté était la TASK_0.</text:span></text:p>
      <text:p text:style-name="P17"><text:span text:style-name="T7">Cependant, après avoir pris quelques heures pour lire et comprendre l’intégralité du code fourni, j’ai pu surmonter cette difficulté, </text:span><text:span text:style-name="T8">suite à quoi </text:span><text:span text:style-name="T7">j’ai trouvé le projet et les TASK</text:span><text:span text:style-name="T8">s</text:span><text:span text:style-name="T7"> suivantes bien plus simples à réaliser. </text:span><text:span text:style-name="T8">Il </text:span><text:span text:style-name="T12">fallait </text:span><text:span text:style-name="T8">essentiellement relire les </text:span><text:span text:style-name="T12">différentes </text:span><text:span text:style-name="T8">parties du cours qui traitaient des questions </text:span><text:span text:style-name="T12">afin de se rappeler</text:span><text:span text:style-name="T8"> comment </text:span><text:span text:style-name="T12">faire ou </text:span><text:span text:style-name="T8">coder telle ou telle chose, mais </text:span><text:span text:style-name="T12">rien d’insurmontable.</text:span></text:p>
      <text:p text:style-name="P17"><text:span text:style-name="T8"/></text:p>
      <text:p text:style-name="P18"><text:span text:style-name="T12">En conclusion, j</text:span><text:span text:style-name="T8">’ai trouvé l’approche du projet assez intéressante à première vue : partir d’un code existant, c’est sans doute quelque chose qu’on va très souvent rencontrer dans le monde du travail vers lequel on se rapproche à grands pas.</text:span></text:p>
      <text:p text:style-name="P18"><text:span text:style-name="T8">Mais finalement après l’avoir terminé, j’ai trouvé qu’en réalité le projet consistait essentiellement à partir d’un « </text:span><text:span text:style-name="T14">mauvais </text:span><text:span text:style-name="T8">» code pour l’améliorer. Et partir d’un</text:span><text:span text:style-name="T9">e </text:span><text:span text:style-name="T8">base </text:span><text:span text:style-name="T12">aussi </text:span><text:span text:style-name="T8">«</text:span><text:span text:style-name="T14"> mauvaise </text:span><text:span text:style-name="T8">» était, je trouve, une expérience pas très agréable pour un premier projet dans un nouveau langage. </text:span></text:p>
      <text:p text:style-name="P19"><text:span text:style-name="T8">Il est vrai que </text:span><text:span text:style-name="T9">suite à ce projet, je me suis grandement améliorer en C++, c’est un fait.</text:span><text:span text:style-name="T8"> </text:span><text:span text:style-name="T9">M</text:span><text:span text:style-name="T8">ais </text:span><text:span text:style-name="T9">à choisir, </text:span><text:span text:style-name="T8">je pense personnellement qu’un projet plus « classique » aurait sans doute été une expérience bien plus agréable </text:span><text:span text:style-name="T9">pour un premier projet qui a pour but de nous apprendre les bases d’un langage que nous venons d’apprendre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color="#2a6099" style:font-name="Liberation Serif" fo:font-family="'Liberation Serif'" style:font-family-generic="roman" style:font-pitch="variable" fo:font-size="22pt" style:text-underline-style="solid" style:text-underline-width="auto" style:text-underline-color="font-color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7T19:00:17.142501265</meta:creation-date>
    <meta:editing-duration>PT20M39S</meta:editing-duration>
    <meta:editing-cycles>8</meta:editing-cycles>
    <meta:generator>LibreOffice/6.4.7.2$Linux_X86_64 LibreOffice_project/40$Build-2</meta:generator>
    <dc:date>2022-04-17T19:41:27.949081266</dc:date>
    <meta:document-statistic meta:table-count="0" meta:image-count="0" meta:object-count="0" meta:page-count="2" meta:paragraph-count="18" meta:word-count="472" meta:character-count="2864" meta:non-whitespace-character-count="2403"/>
  </office:meta>
</office:document-meta>
</file>